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Helvetica" svg:font-family="Helvetica"/>
    <style:font-face style:name="Times" svg:font-family="Times"/>
    <style:font-face style:name="arial" svg:font-family="arial" style:font-family-generic="swiss"/>
    <style:font-face style:name="DejaVu Sans" svg:font-family="'DejaVu Sans'" style:font-family-generic="system" style:font-pitch="variable"/>
  </office:font-face-decls>
  <office:automatic-styles>
    <style:style style:name="P1" style:family="paragraph" style:parent-style-name="Standard">
      <style:paragraph-properties fo:margin-top="0.0783in" fo:margin-bottom="0.0783in" fo:line-height="150%" fo:text-align="center" style:justify-single-word="false"/>
      <style:text-properties style:font-name="arial" fo:font-size="16pt" fo:font-weight="bold" style:font-size-asian="16pt" style:font-weight-asian="bold" style:font-size-complex="16pt" style:font-weight-complex="bold"/>
    </style:style>
    <style:style style:name="P2" style:family="paragraph" style:parent-style-name="Standard">
      <style:paragraph-properties fo:margin-top="0.0783in" fo:margin-bottom="0.0783in" fo:line-height="150%" fo:text-align="end" style:justify-single-word="false"/>
      <style:text-properties style:font-name="arial" fo:font-size="14pt" fo:font-style="italic" fo:font-weight="bold" style:font-size-asian="14pt" style:font-style-asian="italic" style:font-weight-asian="bold" style:font-size-complex="14pt" style:font-style-complex="italic" style:font-weight-complex="bold"/>
    </style:style>
    <style:style style:name="P3" style:family="paragraph" style:parent-style-name="Standard">
      <style:paragraph-properties fo:margin-top="0.0783in" fo:margin-bottom="0.0783in" fo:line-height="150%" fo:text-align="center" style:justify-single-word="false"/>
      <style:text-properties style:font-name="arial" fo:font-size="14pt" fo:font-style="italic" fo:font-weight="normal" style:font-size-asian="14pt" style:font-style-asian="italic" style:font-weight-asian="normal" style:font-size-complex="14pt" style:font-style-complex="italic" style:font-weight-complex="normal"/>
    </style:style>
    <style:style style:name="P4" style:family="paragraph" style:parent-style-name="Standard">
      <style:paragraph-properties fo:margin-top="0.0783in" fo:margin-bottom="0.0783in" fo:line-height="150%" fo:text-align="center" style:justify-single-word="false"/>
      <style:text-properties style:font-name="arial" fo:font-size="14pt" fo:font-style="italic" style:font-size-asian="14pt" style:font-style-asian="italic" style:font-size-complex="14pt" style:font-style-complex="italic"/>
    </style:style>
    <style:style style:name="P5" style:family="paragraph" style:parent-style-name="Standard">
      <style:paragraph-properties fo:margin-top="0.0783in" fo:margin-bottom="0.0783in" fo:line-height="150%" fo:text-align="justify" style:justify-single-word="false"/>
      <style:text-properties style:font-name="arial" fo:font-size="14pt" fo:font-style="normal" fo:font-weight="normal" style:font-size-asian="14pt" style:font-style-asian="normal" style:font-weight-asian="normal" style:font-size-complex="14pt" style:font-style-complex="normal" style:font-weight-complex="normal"/>
    </style:style>
    <style:style style:name="P6" style:family="paragraph" style:parent-style-name="Standard">
      <style:paragraph-properties fo:margin-top="0.0783in" fo:margin-bottom="0.0783in" fo:line-height="150%" fo:text-align="justify" style:justify-single-word="false"/>
      <style:text-properties style:font-name="arial" fo:font-size="14pt" fo:font-style="normal" style:font-size-asian="14pt" style:font-style-asian="normal" style:font-size-complex="14pt" style:font-style-complex="normal"/>
    </style:style>
    <style:style style:name="P7" style:family="paragraph" style:parent-style-name="Standard">
      <style:paragraph-properties fo:margin-top="0.0783in" fo:margin-bottom="0.0783in" fo:line-height="150%" fo:text-align="justify" style:justify-single-word="false"/>
      <style:text-properties style:font-name="arial" fo:font-size="14pt" style:font-size-asian="14pt" style:font-size-complex="14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arial" fo:font-size="14pt" fo:font-style="italic" fo:font-weight="normal" style:font-size-asian="14pt" style:font-style-asian="italic" style:font-weight-asian="normal" style:font-size-complex="14pt" style:font-style-complex="italic"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 máquina de los cuentos</text:p>
      <text:p text:style-name="P2">por Juan José Conti</text:p>
      <text:p text:style-name="P5">Aquí en el futuro hacer literatura es una práctica popular. La cultivan los ancianos, es común en los adultos y se la enseñamos a los niños en las escuelas. Es una práctica tan popular que prácticamente todas las personas son autoras de algún <text:span text:style-name="T1">gran</text:span> cuento o novela de renombre. Bueno, al menos dentro de su localidad.</text:p>
      <text:p text:style-name="P5">Pero... ¡que irreverente! Dejen que me presente antes de continuar con mi relato. Mi nombre es Ivan Goldstein y soy, como ya se habrán dado cuenta, un escritor. Me especializo en cuentos, aunque más de una vez abordé otras formas como la novela o la poesía, pero prefiero los cuentos porque solo puedo dedicarme a escribir algunas horas durante los fines de semana. Mi trabajo como ingeniero tipográfico me ocupa el resto de los días. Es así que solo los sábados y domingos tengo tiempo para dedicarme al lápiz y al papel. ¡Oh, sí!, a pesar de encontrarnos en el futuro, seguimos utilizando lápiz y papel, los elementos más sencillos con los que puede contar un autor para crear.</text:p>
      <text:p text:style-name="P5">Esta práctica, precaria o incluso denominada <text:span text:style-name="T3">cavernícola </text:span>en ciertos círculos,<text:span text:style-name="T2"> ha sobrevivido a los años gracias a la Guerra Negra del año 2133, dónde los países del mundo literalmente quemaron todos sus recursos intentando destruirse entre si. Debo contarles con pena que la pobreza se adueñó del mundo cuando la guerra terminó. Y no terminó porque haya alguien vencido, más bien terminó cuando todos perdimos, cuando pocos recursos le quedaban a la naturaleza, y los países alguna vez ricos se volvieron más pobres que aquellos de los que eran sus tiranos.</text:span></text:p>
      <text:p text:style-name="P5">Cómo les venía contado, luego de la Guerra Negra la escasez fue tal que ya no existieron computadoras o máquinas de dictado. Los escritores que <text:soft-page-break/>sobrevivieron, pocos y muy pobres, empezaron a utilizar lápiz y papel, así como lo hacían sus maestros de antaño.</text:p>
      <text:p text:style-name="P5">La popularización de la literatura y el crecimiento de la sensibilidad del alma de los hombres es otra historia, pero también está ligada a la desazón y la desprotección en la que se encontró la humanidad luego de tan devastador hecho bélico. Hoy nuestra sociedad ha restablecido su nivel de abundancia y ha superado, no solo alcanzado, el desarrollo tanto tecnológico como de otras disciplinas, con los que contaba en los tiempos anteriores a la guerra. Por suerte esta abundancia de bienestares no terminó con la literatura como forma de expresión sino que, gracias a que las personas ahora tienen más tiempo libre, la acrecentó.</text:p>
      <text:p text:style-name="P5">Hoy es tal la cantidad de obras literarias existentes, que es muy difícil tener una idea original, poder plasmarla adecuadamente y lograr llegar a las otras personas. Y ha sido tan difícil en los últimos años que, incluso, se han desarrollado herramientas tecnológicas para permitirnos a los hombres seguir creando literatura.</text:p>
      <text:p text:style-name="P5"><text:span text:style-name="T2">Las Máquinas de Cuentos</text:span><text:span text:style-name="T2"><text:note text:id="ftn1" text:note-class="footnote"><text:note-citation text:label="1">1</text:note-citation><text:note-body><text:p text:style-name="Footnote">Su nombre se debe a que los primeros prototipos solo servían para facilitar la creación de cuentos. Estas máquinas rápidamente incorporaron la posibilidad de seleccionar el tipo de obra que se desea crear.</text:p></text:note-body></text:note></text:span><text:span text:style-name="T2"> son unos aparatos, en apariencia similares a aquellos que alrededor del año 2000 llamaban </text:span><text:span text:style-name="T1">Cajeros Automáticos</text:span><text:span text:style-name="T2">, que utilizan Inteligencia Artificial para generar una frase (de no más de treinta palabras) que le sirvan a un autor de inspiración para su obra.</text:span></text:p>
      <text:p text:style-name="P5">Recuerdo la primera vez que usé una. Fue hace siete años cuando apenas comenzaban a popularizarse. Saqué una moneda de mi bolsillo y la metí por la ranura. Luego, presioné el botón que decía Cuento y esperé un momento. Cinco segundos más tarde un pequeño trozo de papel era expulsado por la máquina hasta mi mano para que yo lo leyera. Decía:</text:p>
      <text:p text:style-name="P3">Sus cabellos se despeinaban en el viento, pero no le importaba. La ruta la <text:soft-page-break/>saludaba y ese día era el primero del resto de su vida.</text:p>
      <text:p text:style-name="P5">No lo podía creer. La frase era concisa pero reveladora. A partir de ella escribí mi primer cuento de fama. Lo titulé <text:span text:style-name="T1">El día libre de la señorita Bianciotto</text:span>. Y contaba la historia de una profesora de Historia Antigua que decidía formar su propia banda de rock.</text:p>
      <text:p text:style-name="P7">Esta mañana cuando me levanté, busqué una moneda y, sin soltarla de mi mano caminé hasta la Máquina de Cuentos más cercana al lugar dónde vivo. Cuando llegué había una cola de unas diez personas. Un anciano, dos mujeres, tres niños y cuatro adolescentes. Los adolescentes son los escritores más efervescentes de estos tiempos, se la pasan escribiendo. Tanto que prácticamente no leen a sus mayores.</text:p>
      <text:p text:style-name="P7">El objetivo de mi día era mi nueva obra maestra. Tenía que lograrlo. Por lo que pacientemente esperé que todas las personas que había delante mío en la cola obtuvieran su trozo de papel de la máquina. Cuando llegó mi turno ya estaba bastante emocionado, había estado más tiempo de lo normal sin escribir y la abstinencia me estaba poniendo algo nervioso. Introduje la moneda en la ranura correspondiente y, como la primer vez, apreté el botón que decía Cuento.</text:p>
      <text:p text:style-name="P7">La máquina hizo un extraño ruido, o al menos un ruido al que yo no estaba acostumbrado, y, finalmente, imprimió mi papel. Lo tomé entre mis manos y mis pupilas se dilataron cuando leí lo que decía:</text:p>
      <text:p text:style-name="P4">Error de sistema 9999999991. Por favor, vuelva más tarde.</text:p>
      <text:p text:style-name="P6">Sin saber qué hacer, miré para todos lados, era el único en la calle. Tenía que apurarme. Intenté meter el papel de nuevo en la máquina pero era imposible. Tampoco podía tirarlo. Nuestra avanzada legislación, en una de sus infinitas leyes y normas, contempla el uso de las Máquinas de Cuentos y exige que siempre que la máquina entregue una frase a un ciudadano, este <text:soft-page-break/>cree a partir de ella una obra. No hacerlo está penado severamente.</text:p>
      <text:p text:style-name="P6">Es por eso que, sin otra opción, saqué un lápiz y unas hojas de papel de mi bolsillo y me puse a escribir este relato. Como hoy estas palabras no serían más que fragmentos del diario de un errante, voy a tomar lo que escriba y lo voy a enviar al pasado. Allá donde sueñan con mi tiempo, estas palabras y mi seudónimo podrán ser perfectamente tomadas como una ficción escrita por algún otro escritor novel, sin Máquina de Cuent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Helvetica" svg:font-family="Helvetica"/>
    <style:font-face style:name="Times" svg:font-family="Times"/>
    <style:font-face style:name="arial" svg:font-family="arial" style:font-family-generic="swiss"/>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DejaVu Sans" style:font-size-asian="14pt" style:font-name-complex="DejaVu Sans" style:font-size-complex="14pt"/>
    </style:style>
    <style:style style:name="List" style:family="paragraph" style:parent-style-name="Text_20_body" style:class="list">
      <style:text-properties style:font-name="Times" style:font-size-asian="12pt"/>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Times" style:font-size-asian="12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initial-creator>Juanjo Conti</meta:initial-creator>
    <meta:creation-date>2008-01-03T14:34:52</meta:creation-date>
    <dc:creator>jjconti </dc:creator>
    <dc:date>2010-12-08T15:09:34</dc:date>
    <dc:language>es-AR</dc:language>
    <meta:editing-cycles>32</meta:editing-cycles>
    <meta:editing-duration>PT05H13M25S</meta:editing-duration>
    <meta:document-statistic meta:table-count="0" meta:image-count="0" meta:object-count="0" meta:page-count="4" meta:paragraph-count="19" meta:word-count="1038" meta:character-count="6004"/>
    <meta:user-defined meta:name="Info 1"/>
    <meta:user-defined meta:name="Info 2"/>
    <meta:user-defined meta:name="Info 3"/>
    <meta:user-defined meta:name="Info 4"/>
  </office:meta>
</office:document-meta>
</file>